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6.943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Personne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er_num</text:p>
          </table:table-cell>
          <table:table-cell office:value-type="string" calcext:value-type="string">
            <text:p>auto-incrément(counter)</text:p>
          </table:table-cell>
          <table:table-cell office:value-type="string" calcext:value-type="string">
            <text:p>Primary 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_prenom</text:p>
          </table:table-cell>
          <table:table-cell office:value-type="string" calcext:value-type="string">
            <text:p>Varchar (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_adresse</text:p>
          </table:table-cell>
          <table:table-cell office:value-type="string" calcext:value-type="string">
            <text:p>Varchar (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_vill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Groupe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gro_num</text:p>
          </table:table-cell>
          <table:table-cell office:value-type="string" calcext:value-type="string">
            <text:p>auto-incrément(counter)</text:p>
          </table:table-cell>
          <table:table-cell office:value-type="string" calcext:value-type="string">
            <text:p>Primary 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_libelle</text:p>
          </table:table-cell>
          <table:table-cell office:value-type="string" calcext:value-type="string">
            <text:p>Varchar (50)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Appartient</text:p>
          </table:table-cell>
          <table:table-cell office:value-type="string" calcext:value-type="string">
            <text:p>association(n,n)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per_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gro_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CREATE TABLE Personne(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num INT COUNTER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nom VARCHAR(50) NOT NULL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prenom VARCHAR(50) NOT NULL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adresse VARCHAR(50) NOT NULL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ville VARCHAR(50) NOT NULL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RIMARY KEY(per_nu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EATE TABLE Groupe(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gro_num INT COUNTER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gro_libelle VARCHAR(50) NOT NULL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RIMARY KEY(gro_nu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EATE TABLE Apprtient(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er_num INT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gro_num INT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PRIMARY KEY(per_num, gro_num)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FOREIGN KEY(per_num) REFERENCES Personne(per_num)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FOREIGN KEY(gro_num) REFERENCES Groupe(gro_nu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6383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9:20:41.299937124</meta:creation-date>
    <dc:date>2023-03-06T16:15:05.121801358</dc:date>
    <meta:editing-duration>PT6H54M23S</meta:editing-duration>
    <meta:editing-cycles>4</meta:editing-cycles>
    <meta:generator>LibreOffice/7.4.4.2$Linux_X86_64 LibreOffice_project/40$Build-2</meta:generator>
    <meta:document-statistic meta:table-count="1" meta:cell-count="43" meta:object-count="0"/>
  </office:meta>
</office:document-meta>
</file>